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s1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100</text:p>
          </table:table-cell>
          <table:covered-table-cell table:number-columns-repeated="2" table:style-name="ce10"/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924" calcext:value-type="float">
            <text:p>3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79" calcext:value-type="float">
            <text:p>317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689" calcext:value-type="float">
            <text:p>46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512" calcext:value-type="float">
            <text:p>55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3824" calcext:value-type="float">
            <text:p>382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90543" calcext:value-type="float">
            <text:p>905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25" calcext:value-type="float">
            <text:p>10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066" calcext:value-type="float">
            <text:p>10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38" calcext:value-type="float">
            <text:p>2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409" calcext:value-type="float">
            <text:p>14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93" calcext:value-type="float">
            <text:p>12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2" calcext:value-type="float">
            <text:p>87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9" calcext:value-type="float">
            <text:p>88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29" calcext:value-type="float">
            <text:p>62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331" calcext:value-type="float">
            <text:p>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942" calcext:value-type="float">
            <text:p>29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439" calcext:value-type="float">
            <text:p>4439</text:p>
          </table:table-cell>
          <table:table-cell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6440" calcext:value-type="float">
            <text:p>6440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202" calcext:value-type="float">
            <text:p>5202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89" calcext:value-type="float">
            <text:p>19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56" calcext:value-type="float">
            <text:p>35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432" calcext:value-type="float">
            <text:p>34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3160" calcext:value-type="float">
            <text:p>31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580" calcext:value-type="float">
            <text:p>2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21" calcext:value-type="float">
            <text:p>2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965" calcext:value-type="float">
            <text:p>296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table:formula="of:=SUM([.B3:.B41])" office:value-type="float" office:value="202304" calcext:value-type="float">
            <text:p>202304</text:p>
          </table:table-cell>
          <table:table-cell table:style-name="ce5" table:formula="of:=AVERAGE([.C3:.C41])" office:value-type="percentage" office:value="0.903415384615384" calcext:value-type="percentage">
            <text:p>90,34%</text:p>
          </table:table-cell>
          <table:table-cell table:style-name="ce1"/>
          <table:table-cell table:style-name="ce5"/>
          <table:table-cell table:style-name="ce1" table:number-columns-repeated="1015"/>
        </table:table-row>
      </table:table>
      <table:table table:name="samples2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7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number-columns-repeated="2" table:style-name="ce10"/>
          <table:covered-table-cell table:number-columns-repeated="2" table:style-name="ce14"/>
          <table:covered-table-cell table:number-columns-repeated="2" table:style-name="ce13"/>
          <table:covered-table-cell/>
          <table:covered-table-cell table:style-name="Default"/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style-name="ce14" office:value-type="string" calcext:value-type="string">
            <text:p>With rejection rule – multistart</text:p>
          </table:covered-table-cell>
          <table:covered-table-cell table:style-name="ce14"/>
          <table:covered-table-cell table:number-columns-repeated="6"/>
          <table:table-cell table:number-columns-repeated="1006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office:value-type="string" calcext:value-type="string">
            <text:p>Centers=200</text:p>
          </table:table-cell>
          <table:table-cell table:style-name="ce8" office:value-type="string" calcext:value-type="string">
            <text:p>Centers=200Rate</text:p>
          </table:table-cell>
          <table:table-cell table:style-name="ce8" office:value-type="string" calcext:value-type="string">
            <text:p>Mstart=200</text:p>
          </table:table-cell>
          <table:table-cell table:style-name="ce8" office:value-type="string" calcext:value-type="string">
            <text:p>Mstart=200 Rate</text:p>
          </table:table-cell>
          <table:table-cell table:style-name="ce8"/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3" calcext:value-type="float">
            <text:p>8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9" calcext:value-type="float">
            <text:p>88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office:value-type="float" office:value="4472" calcext:value-type="float">
            <text:p>44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0" calcext:value-type="float">
            <text:p>1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0" calcext:value-type="float">
            <text:p>930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office:value-type="float" office:value="4469" calcext:value-type="float">
            <text:p>44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1" calcext:value-type="float">
            <text:p>762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office:value-type="float" office:value="3666" calcext:value-type="float">
            <text:p>36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5" calcext:value-type="float">
            <text:p>385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office:value-type="float" office:value="2038" calcext:value-type="float">
            <text:p>20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42" calcext:value-type="float">
            <text:p>4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office:value-type="float" office:value="2502" calcext:value-type="float">
            <text:p>25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86" calcext:value-type="float">
            <text:p>1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3" calcext:value-type="float">
            <text:p>117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  <table:table-cell office:value-type="float" office:value="5644" calcext:value-type="float">
            <text:p>56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56" calcext:value-type="float">
            <text:p>1265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4813" calcext:value-type="float">
            <text:p>14813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cm8</text:p>
          </table:table-cell>
          <table:table-cell office:value-type="float" office:value="7289" calcext:value-type="float">
            <text:p>7289</text:p>
          </table:table-cell>
          <table:table-cell office:value-type="percentage" office:value="0.3" calcext:value-type="percentage">
            <text:p>3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80" calcext:value-type="float">
            <text:p>24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24" calcext:value-type="float">
            <text:p>24892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office:value-type="float" office:value="121012" calcext:value-type="float">
            <text:p>1210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4" calcext:value-type="float">
            <text:p>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office:value-type="float" office:value="1652" calcext:value-type="float">
            <text:p>16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1" calcext:value-type="float">
            <text:p>6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3" calcext:value-type="float">
            <text:p>70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office:value-type="float" office:value="3609" calcext:value-type="float">
            <text:p>36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4" calcext:value-type="float">
            <text:p>6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7" calcext:value-type="float">
            <text:p>744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office:value-type="float" office:value="3651" calcext:value-type="float">
            <text:p>36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6" calcext:value-type="float">
            <text:p>748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office:value-type="float" office:value="3310" calcext:value-type="float">
            <text:p>33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" calcext:value-type="float">
            <text:p>29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office:value-type="float" office:value="1496" calcext:value-type="float">
            <text:p>1496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5" calcext:value-type="float">
            <text:p>1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7" calcext:value-type="float">
            <text:p>20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  <table:table-cell office:value-type="float" office:value="913" calcext:value-type="float">
            <text:p>91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1" calcext:value-type="float">
            <text:p>19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05" calcext:value-type="float">
            <text:p>200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100</text:p>
          </table:table-cell>
          <table:table-cell office:value-type="float" office:value="1018" calcext:value-type="float">
            <text:p>101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736" calcext:value-type="float">
            <text:p>57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197" calcext:value-type="float">
            <text:p>6197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griewank2</text:p>
          </table:table-cell>
          <table:table-cell office:value-type="float" office:value="3048" calcext:value-type="float">
            <text:p>3048</text:p>
          </table:table-cell>
          <table:table-cell office:value-type="percentage" office:value="0.7" calcext:value-type="percentage">
            <text:p>7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81" calcext:value-type="float">
            <text:p>16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63" calcext:value-type="float">
            <text:p>207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10</text:p>
          </table:table-cell>
          <table:table-cell office:value-type="float" office:value="10226" calcext:value-type="float">
            <text:p>102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6" calcext:value-type="float">
            <text:p>4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7" calcext:value-type="float">
            <text:p>499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  <table:table-cell office:value-type="float" office:value="2422" calcext:value-type="float">
            <text:p>242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9" calcext:value-type="float">
            <text:p>5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3" calcext:value-type="float">
            <text:p>575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office:value-type="float" office:value="2868" calcext:value-type="float">
            <text:p>28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3" calcext:value-type="float">
            <text:p>6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75" calcext:value-type="float">
            <text:p>78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office:value-type="float" office:value="3787" calcext:value-type="float">
            <text:p>37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84" calcext:value-type="float">
            <text:p>107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office:value-type="float" office:value="5178" calcext:value-type="float">
            <text:p>51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48" calcext:value-type="float">
            <text:p>1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31" calcext:value-type="float">
            <text:p>223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office:value-type="float" office:value="10127" calcext:value-type="float">
            <text:p>101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22" calcext:value-type="float">
            <text:p>1232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0592" calcext:value-type="float">
            <text:p>405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10</text:p>
          </table:table-cell>
          <table:table-cell office:value-type="float" office:value="5089" calcext:value-type="float">
            <text:p>5089</text:p>
          </table:table-cell>
          <table:table-cell office:value-type="percentage" office:value="0.7" calcext:value-type="percentage">
            <text:p>7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1" calcext:value-type="float">
            <text:p>47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  <table:table-cell office:value-type="float" office:value="2242" calcext:value-type="float">
            <text:p>224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2" calcext:value-type="float">
            <text:p>7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office:value-type="float" office:value="3730" calcext:value-type="float">
            <text:p>37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7" calcext:value-type="float">
            <text:p>7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9" calcext:value-type="float">
            <text:p>71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office:value-type="float" office:value="3885" calcext:value-type="float">
            <text:p>38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87" calcext:value-type="float">
            <text:p>69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office:value-type="float" office:value="3890" calcext:value-type="float">
            <text:p>38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4" calcext:value-type="float">
            <text:p>662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8" calcext:value-type="float">
            <text:p>8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5" calcext:value-type="float">
            <text:p>1001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office:value-type="float" office:value="4791" calcext:value-type="float">
            <text:p>47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5" calcext:value-type="float">
            <text:p>7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05" calcext:value-type="float">
            <text:p>1700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office:value-type="float" office:value="8692" calcext:value-type="float">
            <text:p>86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8" calcext:value-type="float">
            <text:p>66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office:value-type="float" office:value="3216" calcext:value-type="float">
            <text:p>32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8" calcext:value-type="float">
            <text:p>5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8" calcext:value-type="float">
            <text:p>71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  <table:table-cell office:value-type="float" office:value="3534" calcext:value-type="float">
            <text:p>35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1" calcext:value-type="float">
            <text:p>616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790" calcext:value-type="float">
            <text:p>7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  <table:table-cell office:value-type="float" office:value="3950" calcext:value-type="float">
            <text:p>395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7</text:p>
          </table:table-cell>
          <table:table-cell office:value-type="float" office:value="4155" calcext:value-type="float">
            <text:p>415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1" table:formula="of:=SUM([.B3:.B39])" office:value-type="float" office:value="160540" calcext:value-type="float">
            <text:p>160540</text:p>
          </table:table-cell>
          <table:table-cell table:style-name="ce5" table:formula="of:=AVERAGE([.C3:.C39])" office:value-type="percentage" office:value="0.952251351351351" calcext:value-type="percentage">
            <text:p>95,23%</text:p>
          </table:table-cell>
          <table:table-cell table:style-name="ce1" table:formula="of:=SUM([.D3:.D39])" office:value-type="float" office:value="281454" calcext:value-type="float">
            <text:p>281454</text:p>
          </table:table-cell>
          <table:table-cell table:style-name="ce5" table:formula="of:=AVERAGE([.E3:.E39])" office:value-type="percentage" office:value="0.933332432432433" calcext:value-type="percentage">
            <text:p>93,33%</text:p>
          </table:table-cell>
          <table:table-cell table:style-name="ce1" table:formula="of:=SUM([.F3:.F39])" office:value-type="float" office:value="472234" calcext:value-type="float">
            <text:p>472234</text:p>
          </table:table-cell>
          <table:table-cell table:style-name="ce5" table:formula="of:=AVERAGE([.G3:.G39])" office:value-type="percentage" office:value="0.982886486486487" calcext:value-type="percentage">
            <text:p>98,29%</text:p>
          </table:table-cell>
          <table:table-cell table:style-name="ce1" table:formula="of:=SUM([.H3:.H39])" office:value-type="float" office:value="562038" calcext:value-type="float">
            <text:p>562038</text:p>
          </table:table-cell>
          <table:table-cell table:style-name="ce5" table:formula="of:=AVERAGE([.I3:.I39])" office:value-type="percentage" office:value="0.986486486486487" calcext:value-type="percentage">
            <text:p>98,65%</text:p>
          </table:table-cell>
          <table:table-cell table:style-name="ce1"/>
          <table:table-cell table:style-name="ce1" table:formula="of:=SUM([.K3:.K39])" office:value-type="float" office:value="259160" calcext:value-type="float">
            <text:p>259160</text:p>
          </table:table-cell>
          <table:table-cell table:style-name="ce5" table:formula="of:=AVERAGE([.L3:.L39])" office:value-type="percentage" office:value="0.918018918918919" calcext:value-type="percentage">
            <text:p>91,80%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table:formula="of:=([.H40]-[.F40])/598191" office:value-type="percentage" office:value="0.150125963112116" calcext:value-type="percentage">
            <text:p>15,01%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4" table:formula="of:=([.D40]-[.B40])/[.D40]" office:value-type="percentage" office:value="0.429604837735474" calcext:value-type="percentage">
            <text:p>42,96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table:formula="of:=([.K40]-[.I40])/[.K40]" office:value-type="percentage" office:value="0.999996193523358" calcext:value-type="percentage">
            <text:p>100,00%</text:p>
          </table:table-cell>
          <table:table-cell table:style-name="Default"/>
          <table:table-cell table:number-columns-repeated="1012"/>
        </table:table-row>
      </table:table>
      <table:table table:name="samples4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400</text:p>
          </table:table-cell>
          <table:covered-table-cell table:number-columns-repeated="2" table:style-name="ce10"/>
          <table:covered-table-cell table:style-name="ce13"/>
          <table:covered-table-cell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5" calcext:value-type="float">
            <text:p>31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663" calcext:value-type="float">
            <text:p>2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364" calcext:value-type="float">
            <text:p>136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50" calcext:value-type="float">
            <text:p>1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876" calcext:value-type="float">
            <text:p>3876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47663" calcext:value-type="float">
            <text:p>47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419" calcext:value-type="float">
            <text:p>24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344" calcext:value-type="float">
            <text:p>134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738" calcext:value-type="float">
            <text:p>738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769" calcext:value-type="float">
            <text:p>76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180" calcext:value-type="float">
            <text:p>218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063" calcext:value-type="float">
            <text:p>30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757" calcext:value-type="float">
            <text:p>17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75" calcext:value-type="float">
            <text:p>167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040" calcext:value-type="float">
            <text:p>304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21" calcext:value-type="float">
            <text:p>302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1778" calcext:value-type="float">
            <text:p>17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46" calcext:value-type="float">
            <text:p>19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489" calcext:value-type="float">
            <text:p>24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22" calcext:value-type="float">
            <text:p>3122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SUM([.B3:.B41])" office:value-type="float" office:value="121407" calcext:value-type="float">
            <text:p>121407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/>
          <table:table-cell/>
        </table:table-row>
      </table:table>
      <table:table table:name="NewRate" table:style-name="ta1">
        <table:table-column table:style-name="co8" table:number-columns-repeated="2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8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1" table:number-columns-repeated="4" table:default-cell-style-name="Default"/>
        <table:table-row table:style-name="ro2">
          <table:table-cell table:style-name="ce21" office:value-type="string" calcext:value-type="string" table:number-columns-spanned="6" table:number-rows-spanned="1">
            <text:p>Centers=100</text:p>
          </table:table-cell>
          <table:covered-table-cell table:number-columns-repeated="2" table:style-name="ce18"/>
          <table:covered-table-cell table:number-columns-repeated="3" table:style-name="ce13"/>
          <table:table-cell table:style-name="ce13" table:number-columns-repeated="2"/>
          <table:table-cell table:style-name="ce17" table:number-columns-spanned="9" table:number-rows-spanned="1"/>
          <table:covered-table-cell table:number-columns-repeated="2" table:style-name="ce18"/>
          <table:covered-table-cell table:number-columns-repeated="6" table:style-name="ce13"/>
        </table:table-row>
        <table:table-row table:style-name="ro3"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style-name="ce19" table:number-columns-repeated="3"/>
          <table:table-cell/>
          <table:table-cell table:style-name="ce19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073" calcext:value-type="float">
            <text:p>40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6" calcext:value-type="float">
            <text:p>388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2" calcext:value-type="float">
            <text:p>78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4046" calcext:value-type="float">
            <text:p>40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64" calcext:value-type="float">
            <text:p>38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346" calcext:value-type="float">
            <text:p>33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99" calcext:value-type="float">
            <text:p>1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" calcext:value-type="float">
            <text:p>16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7" calcext:value-type="float">
            <text:p>22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3" calcext:value-type="float">
            <text:p>40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3084" calcext:value-type="float">
            <text:p>308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819" calcext:value-type="float">
            <text:p>1819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cm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26726" calcext:value-type="float">
            <text:p>26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80" calcext:value-type="float">
            <text:p>1798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71" calcext:value-type="float">
            <text:p>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" calcext:value-type="float">
            <text:p>3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139" calcext:value-type="float">
            <text:p>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" calcext:value-type="float">
            <text:p>10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4" calcext:value-type="float">
            <text:p>2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2" calcext:value-type="float">
            <text:p>25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564" calcext:value-type="float">
            <text:p>1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45" calcext:value-type="float">
            <text:p>2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" calcext:value-type="float">
            <text:p>1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5" calcext:value-type="float">
            <text:p>12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911" calcext:value-type="float">
            <text:p>91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77" calcext:value-type="float">
            <text:p>777</text:p>
          </table:table-cell>
          <table:table-cell office:value-type="percentage" office:value="0.8333" calcext:value-type="percentage">
            <text:p>83,33%</text:p>
          </table:table-cell>
          <table:table-cell office:value-type="string" calcext:value-type="string">
            <text:p>gkls3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939" calcext:value-type="float">
            <text:p>93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96" calcext:value-type="float">
            <text:p>796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gkls3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812" calcext:value-type="float">
            <text:p>281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684" calcext:value-type="float">
            <text:p>2684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griewank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812" calcext:value-type="float">
            <text:p>18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" calcext:value-type="float">
            <text:p>1152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griewank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3" calcext:value-type="float">
            <text:p>199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752" calcext:value-type="float">
            <text:p>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621" calcext:value-type="float">
            <text:p>162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tential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16" calcext:value-type="float">
            <text:p>20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7" calcext:value-type="float">
            <text:p>191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20" calcext:value-type="float">
            <text:p>35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6" calcext:value-type="float">
            <text:p>311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15" calcext:value-type="float">
            <text:p>3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3" calcext:value-type="float">
            <text:p>311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586" calcext:value-type="float">
            <text:p>35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7" calcext:value-type="float">
            <text:p>32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2121" calcext:value-type="float">
            <text:p>2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4" calcext:value-type="float">
            <text:p>162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546" calcext:value-type="float">
            <text:p>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" calcext:value-type="float">
            <text:p>3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186" calcext:value-type="float">
            <text:p>21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48" calcext:value-type="float">
            <text:p>264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300" calcext:value-type="float">
            <text:p>2300</text:p>
          </table:table-cell>
          <table:table-cell office:value-type="percentage" office:value="0.8333" calcext:value-type="percentage">
            <text:p>83,33%</text:p>
          </table:table-cell>
          <table:table-cell office:value-type="string" calcext:value-type="string">
            <text:p>test2n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69" calcext:value-type="float">
            <text:p>246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73" calcext:value-type="float">
            <text:p>2173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test2n7</text:p>
          </table:table-cell>
          <table:table-cell table:number-columns-repeated="11"/>
        </table:table-row>
        <table:table-row table:style-name="ro2">
          <table:table-cell table:style-name="ce1"/>
          <table:table-cell table:style-name="ce1" table:formula="of:=SUM([.B3:.B39])" office:value-type="float" office:value="103198" calcext:value-type="float">
            <text:p>103198</text:p>
          </table:table-cell>
          <table:table-cell table:style-name="ce5" table:formula="of:=AVERAGE([.C3:.C39])" office:value-type="percentage" office:value="0.947748648648649" calcext:value-type="percentage">
            <text:p>94,77%</text:p>
          </table:table-cell>
          <table:table-cell table:style-name="ce1" table:formula="of:=SUM([.D3:.D39])" office:value-type="float" office:value="84067" calcext:value-type="float">
            <text:p>84067</text:p>
          </table:table-cell>
          <table:table-cell table:style-name="ce5" table:formula="of:=AVERAGE([.E3:.E39])" office:value-type="percentage" office:value="0.93062972972973" calcext:value-type="percentage">
            <text:p>93,06%</text:p>
          </table:table-cell>
          <table:table-cell table:style-name="ce5" table:number-columns-repeated="3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=1.5 * MinDistance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8:41:44.88288370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3-02T09:13:13.201034522</dc:date>
    <meta:editing-duration>P3DT12M3S</meta:editing-duration>
    <meta:editing-cycles>617</meta:editing-cycles>
    <meta:generator>LibreOffice/7.0.4.2$Linux_X86_64 LibreOffice_project/00$Build-2</meta:generator>
    <meta:document-statistic meta:table-count="4" meta:cell-count="946" meta:object-count="0"/>
  </office:meta>
</office:document-meta>
</file>